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67.12mm" svg:height="157.21mm" svg:x="0mm" svg:y="85.8mm">
            <loext:p draw:notify-on-update-of-ranges="Sheet1.A2:Sheet1.A15 Sheet1.B2:Sheet1.B15 Sheet1.C2:Sheet1.C15 Sheet1.D2:Sheet1.D15 Sheet1.E2:Sheet1.E15 Sheet1.F2:Sheet1.F15 Sheet1.G2:Sheet1.G15 Sheet1.H2:Sheet1.H15 Sheet1.I2:Sheet1.I15 Sheet1.J2:Sheet1.J15 Sheet1.K2:Sheet1.K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67.12mm" svg:height="157.21mm" svg:x="293.51mm" svg:y="18.07mm">
            <loext:p draw:notify-on-update-of-ranges="Sheet1.A2:Sheet1.A15 Sheet1.B2:Sheet1.B15 Sheet1.C2:Sheet1.C15 Sheet1.D2:Sheet1.D15 Sheet1.E2:Sheet1.E15 Sheet1.F2:Sheet1.F15 Sheet1.G2:Sheet1.G15 Sheet1.H2:Sheet1.H15 Sheet1.I2:Sheet1.I15 Sheet1.J2:Sheet1.J15 Sheet1.K2:Sheet1.K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It</text:p>
          </table:table-cell>
          <table:table-cell office:value-type="string" calcext:value-type="string">
            <text:p>secIt</text:p>
          </table:table-cell>
          <table:table-cell office:value-type="string" calcext:value-type="string">
            <text:p>thrIt,,,</text:p>
          </table:table-cell>
          <table:table-cell office:value-type="string" calcext:value-type="string">
            <text:p><text:s/>nIt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0.122417438109627" calcext:value-type="float">
            <text:p>0,1224174381</text:p>
          </table:table-cell>
          <table:table-cell table:number-columns-repeated="9" office:value-type="float" office:value="0.00258256189037276" calcext:value-type="float">
            <text:p>0,002582561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969769413186" calcext:value-type="float">
            <text:p>0,4596976941</text:p>
          </table:table-cell>
          <table:table-cell office:value-type="float" office:value="0.0403023058681398" calcext:value-type="float">
            <text:p>0,0403023059</text:p>
          </table:table-cell>
          <table:table-cell table:number-columns-repeated="8" office:value-type="float" office:value="0.00905230586813977" calcext:value-type="float">
            <text:p>0,0090523059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0.929262798332297" calcext:value-type="float">
            <text:p>0,9292627983</text:p>
          </table:table-cell>
          <table:table-cell office:value-type="float" office:value="0.195737201667703" calcext:value-type="float">
            <text:p>0,1957372017</text:p>
          </table:table-cell>
          <table:table-cell office:value-type="float" office:value="0.00823720166770292" calcext:value-type="float">
            <text:p>0,0082372017</text:p>
          </table:table-cell>
          <table:table-cell table:number-columns-repeated="7" office:value-type="float" office:value="0.0160497016677029" calcext:value-type="float">
            <text:p>0,0160497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1614683654714" calcext:value-type="float">
            <text:p>1,4161468365</text:p>
          </table:table-cell>
          <table:table-cell office:value-type="float" office:value="0.583853163452858" calcext:value-type="float">
            <text:p>0,5838531635</text:p>
          </table:table-cell>
          <table:table-cell office:value-type="float" office:value="0.0411468365471424" calcext:value-type="float">
            <text:p>0,0411468365</text:p>
          </table:table-cell>
          <table:table-cell office:value-type="float" office:value="0.0213531634528577" calcext:value-type="float">
            <text:p>0,0213531635</text:p>
          </table:table-cell>
          <table:table-cell table:number-columns-repeated="6" office:value-type="float" office:value="0.0194000384528577" calcext:value-type="float">
            <text:p>0,0194000385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.80114361554693" calcext:value-type="float">
            <text:p>1,8011436155</text:p>
          </table:table-cell>
          <table:table-cell office:value-type="float" office:value="1.32385638445307" calcext:value-type="float">
            <text:p>1,3238563845</text:p>
          </table:table-cell>
          <table:table-cell office:value-type="float" office:value="0.238643615546934" calcext:value-type="float">
            <text:p>0,2386436155</text:p>
          </table:table-cell>
          <table:table-cell office:value-type="float" office:value="0.0347938844530664" calcext:value-type="float">
            <text:p>0,0347938845</text:p>
          </table:table-cell>
          <table:table-cell office:value-type="float" office:value="0.0152626344530664" calcext:value-type="float">
            <text:p>0,0152626345</text:p>
          </table:table-cell>
          <table:table-cell table:number-columns-repeated="5" office:value-type="float" office:value="0.0157509157030664" calcext:value-type="float">
            <text:p>0,015750915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98999249660045" calcext:value-type="float">
            <text:p>1,9899924966</text:p>
          </table:table-cell>
          <table:table-cell office:value-type="float" office:value="2.51000750339955" calcext:value-type="float">
            <text:p>2,5100075034</text:p>
          </table:table-cell>
          <table:table-cell office:value-type="float" office:value="0.771242496600445" calcext:value-type="float">
            <text:p>0,7712424966</text:p>
          </table:table-cell>
          <table:table-cell office:value-type="float" office:value="0.103757503399555" calcext:value-type="float">
            <text:p>0,1037575034</text:p>
          </table:table-cell>
          <table:table-cell office:value-type="float" office:value="0.00171124660044542" calcext:value-type="float">
            <text:p>0,0017112466</text:p>
          </table:table-cell>
          <table:table-cell office:value-type="float" office:value="0.00414812839955459" calcext:value-type="float">
            <text:p>0,0041481284</text:p>
          </table:table-cell>
          <table:table-cell table:number-columns-repeated="4" office:value-type="float" office:value="0.00402605808705459" calcext:value-type="float">
            <text:p>0,0040260581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.9364566872908" calcext:value-type="float">
            <text:p>1,9364566873</text:p>
          </table:table-cell>
          <table:table-cell office:value-type="float" office:value="4.1885433127092" calcext:value-type="float">
            <text:p>4,1885433127</text:p>
          </table:table-cell>
          <table:table-cell office:value-type="float" office:value="1.9364566872908" calcext:value-type="float">
            <text:p>1,9364566873</text:p>
          </table:table-cell>
          <table:table-cell office:value-type="float" office:value="0.360418312709204" calcext:value-type="float">
            <text:p>0,3604183127</text:p>
          </table:table-cell>
          <table:table-cell office:value-type="float" office:value="0.0497379372907965" calcext:value-type="float">
            <text:p>0,0497379373</text:p>
          </table:table-cell>
          <table:table-cell office:value-type="float" office:value="0.0121402810407965" calcext:value-type="float">
            <text:p>0,012140281</text:p>
          </table:table-cell>
          <table:table-cell office:value-type="float" office:value="0.0138492654157965" calcext:value-type="float">
            <text:p>0,0138492654</text:p>
          </table:table-cell>
          <table:table-cell table:number-columns-repeated="3" office:value-type="float" office:value="0.0138187478376715" calcext:value-type="float">
            <text:p>0,01381874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5364362086361" calcext:value-type="float">
            <text:p>1,6536436209</text:p>
          </table:table-cell>
          <table:table-cell office:value-type="float" office:value="6.34635637913639" calcext:value-type="float">
            <text:p>6,3463563791</text:p>
          </table:table-cell>
          <table:table-cell office:value-type="float" office:value="4.15364362086361" calcext:value-type="float">
            <text:p>4,1536436209</text:p>
          </table:table-cell>
          <table:table-cell office:value-type="float" office:value="1.09635637913639" calcext:value-type="float">
            <text:p>1,0963563791</text:p>
          </table:table-cell>
          <table:table-cell office:value-type="float" office:value="0.192706120863612" calcext:value-type="float">
            <text:p>0,1927061209</text:p>
          </table:table-cell>
          <table:table-cell office:value-type="float" office:value="0.0208311208636118" calcext:value-type="float">
            <text:p>0,0208311209</text:p>
          </table:table-cell>
          <table:table-cell office:value-type="float" office:value="0.0335264333636118" calcext:value-type="float">
            <text:p>0,0335264334</text:p>
          </table:table-cell>
          <table:table-cell office:value-type="float" office:value="0.0330381521136118" calcext:value-type="float">
            <text:p>0,0330381521</text:p>
          </table:table-cell>
          <table:table-cell table:number-columns-repeated="2" office:value-type="float" office:value="0.0330457815081431" calcext:value-type="float">
            <text:p>0,0330457815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.21079579943078" calcext:value-type="float">
            <text:p>1,2107957994</text:p>
          </table:table-cell>
          <table:table-cell office:value-type="float" office:value="8.91420420056922" calcext:value-type="float">
            <text:p>8,9142042006</text:p>
          </table:table-cell>
          <table:table-cell office:value-type="float" office:value="7.96079579943078" calcext:value-type="float">
            <text:p>7,9607957994</text:p>
          </table:table-cell>
          <table:table-cell office:value-type="float" office:value="2.86732920056922" calcext:value-type="float">
            <text:p>2,8673292006</text:p>
          </table:table-cell>
          <table:table-cell office:value-type="float" office:value="0.61313954943078" calcext:value-type="float">
            <text:p>0,6131395494</text:p>
          </table:table-cell>
          <table:table-cell office:value-type="float" office:value="0.0152784193192204" calcext:value-type="float">
            <text:p>0,0152784193</text:p>
          </table:table-cell>
          <table:table-cell office:value-type="float" office:value="0.0513719713057797" calcext:value-type="float">
            <text:p>0,0513719713</text:p>
          </table:table-cell>
          <table:table-cell office:value-type="float" office:value="0.0472520982589046" calcext:value-type="float">
            <text:p>0,0472520983</text:p>
          </table:table-cell>
          <table:table-cell office:value-type="float" office:value="0.0473894273604671" calcext:value-type="float">
            <text:p>0,0473894274</text:p>
          </table:table-cell>
          <table:table-cell office:value-type="float" office:value="0.0473875200118343" calcext:value-type="float">
            <text:p>0,047387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16337814536774" calcext:value-type="float">
            <text:p>0,7163378145</text:p>
          </table:table-cell>
          <table:table-cell office:value-type="float" office:value="11.7836621854632" calcext:value-type="float">
            <text:p>11,7836621855</text:p>
          </table:table-cell>
          <table:table-cell office:value-type="float" office:value="13.9975878145368" calcext:value-type="float">
            <text:p>13,9975878145</text:p>
          </table:table-cell>
          <table:table-cell office:value-type="float" office:value="6.62741218546323" calcext:value-type="float">
            <text:p>6,6274121855</text:p>
          </table:table-cell>
          <table:table-cell office:value-type="float" office:value="1.75149406453677" calcext:value-type="float">
            <text:p>1,7514940645</text:p>
          </table:table-cell>
          <table:table-cell office:value-type="float" office:value="0.203584060463226" calcext:value-type="float">
            <text:p>0,2035840605</text:p>
          </table:table-cell>
          <table:table-cell office:value-type="float" office:value="0.0741259004742738" calcext:value-type="float">
            <text:p>0,0741259005</text:p>
          </table:table-cell>
          <table:table-cell office:value-type="float" office:value="0.0497118379742738" calcext:value-type="float">
            <text:p>0,049711838</text:p>
          </table:table-cell>
          <table:table-cell office:value-type="float" office:value="0.0510088350445863" calcext:value-type="float">
            <text:p>0,051008835</text:p>
          </table:table-cell>
          <table:table-cell office:value-type="float" office:value="0.0509706880719301" calcext:value-type="float">
            <text:p>0,0509706881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0.29133022570874" calcext:value-type="float">
            <text:p>0,2913302257</text:p>
          </table:table-cell>
          <table:table-cell office:value-type="float" office:value="14.8336697742913" calcext:value-type="float">
            <text:p>14,8336697743</text:p>
          </table:table-cell>
          <table:table-cell office:value-type="float" office:value="22.9788302257087" calcext:value-type="float">
            <text:p>22,9788302257</text:p>
          </table:table-cell>
          <table:table-cell office:value-type="float" office:value="13.8883572742913" calcext:value-type="float">
            <text:p>13,8883572743</text:p>
          </table:table-cell>
          <table:table-cell office:value-type="float" office:value="4.54523647570874" calcext:value-type="float">
            <text:p>4,5452364757</text:p>
          </table:table-cell>
          <table:table-cell office:value-type="float" office:value="0.83122836804126" calcext:value-type="float">
            <text:p>0,831228368</text:p>
          </table:table-cell>
          <table:table-cell office:value-type="float" office:value="0.14631069445874" calcext:value-type="float">
            <text:p>0,1463106945</text:p>
          </table:table-cell>
          <table:table-cell office:value-type="float" office:value="0.03217495227124" calcext:value-type="float">
            <text:p>0,0321749523</text:p>
          </table:table-cell>
          <table:table-cell office:value-type="float" office:value="0.0407351329353025" calcext:value-type="float">
            <text:p>0,0407351329</text:p>
          </table:table-cell>
          <table:table-cell office:value-type="float" office:value="0.0403364970710447" calcext:value-type="float">
            <text:p>0,040336497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398297133496339" calcext:value-type="float">
            <text:p>0,0398297133</text:p>
          </table:table-cell>
          <table:table-cell office:value-type="float" office:value="17.9601702866504" calcext:value-type="float">
            <text:p>17,9601702867</text:p>
          </table:table-cell>
          <table:table-cell office:value-type="float" office:value="35.6648297133496" calcext:value-type="float">
            <text:p>35,6648297133</text:p>
          </table:table-cell>
          <table:table-cell office:value-type="float" office:value="26.8976702866504" calcext:value-type="float">
            <text:p>26,8976702867</text:p>
          </table:table-cell>
          <table:table-cell office:value-type="float" office:value="10.8074078383496" calcext:value-type="float">
            <text:p>10,8074078383</text:p>
          </table:table-cell>
          <table:table-cell office:value-type="float" office:value="2.59884216165037" calcext:value-type="float">
            <text:p>2,5988421617</text:p>
          </table:table-cell>
          <table:table-cell office:value-type="float" office:value="0.422642213349634" calcext:value-type="float">
            <text:p>0,4226422133</text:p>
          </table:table-cell>
          <table:table-cell office:value-type="float" office:value="0.0255999741503661" calcext:value-type="float">
            <text:p>0,0255999742</text:p>
          </table:table-cell>
          <table:table-cell office:value-type="float" office:value="0.0187573256543214" calcext:value-type="float">
            <text:p>0,0187573257</text:p>
          </table:table-cell>
          <table:table-cell office:value-type="float" office:value="0.0158581557324464" calcext:value-type="float">
            <text:p>0,0158581557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0.0234123742719765" calcext:value-type="float">
            <text:p>0,0234123743</text:p>
          </table:table-cell>
          <table:table-cell office:value-type="float" office:value="21.101587625728" calcext:value-type="float">
            <text:p>21,1015876257</text:p>
          </table:table-cell>
          <table:table-cell office:value-type="float" office:value="52.835912374272" calcext:value-type="float">
            <text:p>52,8359123743</text:p>
          </table:table-cell>
          <table:table-cell office:value-type="float" office:value="48.828150125728" calcext:value-type="float">
            <text:p>48,8281501257</text:p>
          </table:table-cell>
          <table:table-cell office:value-type="float" office:value="23.789037374272" calcext:value-type="float">
            <text:p>23,7890373743</text:p>
          </table:table-cell>
          <table:table-cell office:value-type="float" office:value="7.07326731322802" calcext:value-type="float">
            <text:p>7,0732673132</text:p>
          </table:table-cell>
          <table:table-cell office:value-type="float" office:value="1.34372487427198" calcext:value-type="float">
            <text:p>1,3437248743</text:p>
          </table:table-cell>
          <table:table-cell office:value-type="float" office:value="0.193994852290524" calcext:value-type="float">
            <text:p>0,1939948523</text:p>
          </table:table-cell>
          <table:table-cell office:value-type="float" office:value="0.00177988647021099" calcext:value-type="float">
            <text:p>0,0017798865</text:p>
          </table:table-cell>
          <table:table-cell office:value-type="float" office:value="0.018268915400875" calcext:value-type="float">
            <text:p>0,018268915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6097745656695" calcext:value-type="float">
            <text:p>0,2460977457</text:p>
          </table:table-cell>
          <table:table-cell office:value-type="float" office:value="24.2539022543433" calcext:value-type="float">
            <text:p>24,2539022543</text:p>
          </table:table-cell>
          <table:table-cell office:value-type="float" office:value="75.2773477456567" calcext:value-type="float">
            <text:p>75,2773477457</text:p>
          </table:table-cell>
          <table:table-cell office:value-type="float" office:value="83.9726522543433" calcext:value-type="float">
            <text:p>83,9726522543</text:p>
          </table:table-cell>
          <table:table-cell office:value-type="float" office:value="48.9726602456567" calcext:value-type="float">
            <text:p>48,9726602457</text:p>
          </table:table-cell>
          <table:table-cell office:value-type="float" office:value="17.4999960043433" calcext:value-type="float">
            <text:p>17,4999960043</text:p>
          </table:table-cell>
          <table:table-cell office:value-type="float" office:value="4.0280801675317" calcext:value-type="float">
            <text:p>4,0280801675</text:p>
          </table:table-cell>
          <table:table-cell office:value-type="float" office:value="0.703365144968305" calcext:value-type="float">
            <text:p>0,703365145</text:p>
          </table:table-cell>
          <table:table-cell office:value-type="float" office:value="0.0211374185082579" calcext:value-type="float">
            <text:p>0,0211374185</text:p>
          </table:table-cell>
          <table:table-cell office:value-type="float" office:value="0.0569952108862733" calcext:value-type="float">
            <text:p>0,0569952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20:50:49.9102430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6:08:31.682764031</meta:creation-date>
    <dc:date>2017-06-26T20:56:51.644874666</dc:date>
    <meta:editing-duration>PT33M34S</meta:editing-duration>
    <meta:editing-cycles>6</meta:editing-cycles>
    <meta:generator>LibreOffice/5.1.6.2$Linux_X86_64 LibreOffice_project/10m0$Build-2</meta:generator>
    <meta:document-statistic meta:table-count="1" meta:cell-count="15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713cm" svg:height="15.722cm" xlink:href=".." xlink:type="simple" chart:class="chart:line" chart:style-name="ch1">
        <chart:legend chart:legend-position="end" svg:x="24.708cm" svg:y="5.321cm" style:legend-expansion="high" chart:style-name="ch2"/>
        <chart:plot-area chart:style-name="ch3" table:cell-range-address="Sheet1.A2:Sheet1.K15" chart:data-source-has-labels="both" svg:x="1.268cm" svg:y="0.127cm" svg:width="21.14cm" svg:height="15.239cm">
          <chartooo:coordinate-region svg:x="1.889cm" svg:y="0.327cm" svg:width="20.425cm" svg:height="14.392cm"/>
          <chart:axis chart:dimension="x" chart:name="primary-x" chart:style-name="ch4" chartooo:axis-type="auto">
            <chartooo:date-scale/>
            <chart:categories table:cell-range-address="Sheet1.A2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5" loext:label-string="1st" chart:class="chart:line">
            <chart:data-point chart:repeated="14"/>
          </chart:series>
          <chart:series chart:style-name="ch8" chart:values-cell-range-address="Sheet1.C2:Sheet1.C15" loext:label-string="2nd" chart:class="chart:line">
            <chart:data-point chart:repeated="14"/>
          </chart:series>
          <chart:series chart:style-name="ch9" chart:values-cell-range-address="Sheet1.D2:Sheet1.D15" loext:label-string="3rd" chart:class="chart:line">
            <chart:data-point chart:repeated="14"/>
          </chart:series>
          <chart:series chart:style-name="ch10" chart:values-cell-range-address="Sheet1.E2:Sheet1.E15" loext:label-string="4th" chart:class="chart:line">
            <chart:data-point chart:repeated="14"/>
          </chart:series>
          <chart:series chart:style-name="ch11" chart:values-cell-range-address="Sheet1.F2:Sheet1.F15" loext:label-string="5th" chart:class="chart:line">
            <chart:data-point chart:repeated="14"/>
          </chart:series>
          <chart:series chart:style-name="ch12" chart:values-cell-range-address="Sheet1.G2:Sheet1.G15" loext:label-string="6th" chart:class="chart:line">
            <chart:data-point chart:repeated="14"/>
          </chart:series>
          <chart:series chart:style-name="ch13" chart:values-cell-range-address="Sheet1.H2:Sheet1.H15" loext:label-string="7th" chart:class="chart:line">
            <chart:data-point chart:repeated="14"/>
          </chart:series>
          <chart:series chart:style-name="ch14" chart:values-cell-range-address="Sheet1.I2:Sheet1.I15" loext:label-string="8th" chart:class="chart:line">
            <chart:data-point chart:repeated="14"/>
          </chart:series>
          <chart:series chart:style-name="ch15" chart:values-cell-range-address="Sheet1.J2:Sheet1.J15" loext:label-string="9th" chart:class="chart:line">
            <chart:data-point chart:repeated="14"/>
          </chart:series>
          <chart:series chart:style-name="ch16" chart:values-cell-range-address="Sheet1.K2:Sheet1.K15" loext:label-string="10th" chart:class="chart:line">
            <chart:data-point chart:repeated="1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</text:p>
              </table:table-cell>
              <table:table-cell office:value-type="string">
                <text:p>2nd</text:p>
              </table:table-cell>
              <table:table-cell office:value-type="string">
                <text:p>3rd</text:p>
              </table:table-cell>
              <table:table-cell office:value-type="string">
                <text:p>4th</text:p>
              </table:table-cell>
              <table:table-cell office:value-type="string">
                <text:p>5th</text:p>
              </table:table-cell>
              <table:table-cell office:value-type="string">
                <text:p>6th</text:p>
              </table:table-cell>
              <table:table-cell office:value-type="string">
                <text:p>7th</text:p>
              </table:table-cell>
              <table:table-cell office:value-type="string">
                <text:p>8th</text:p>
              </table:table-cell>
              <table:table-cell office:value-type="string">
                <text:p>9th</text:p>
              </table:table-cell>
              <table:table-cell office:value-type="string">
                <text:p>10th</text:p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Sheet1.A2:Sheet1.A15</svg:desc>
                </draw:g>
              </table:table-cell>
              <table:table-cell office:value-type="float" office:value="0.122417438109627">
                <text:p>0.122417438109627</text:p>
                <draw:g>
                  <svg:desc>Sheet1.B2:Sheet1.B15</svg:desc>
                </draw:g>
              </table:table-cell>
              <table:table-cell office:value-type="float" office:value="0.00258256189037276">
                <text:p>0.00258256189037276</text:p>
                <draw:g>
                  <svg:desc>Sheet1.C2:Sheet1.C15</svg:desc>
                </draw:g>
              </table:table-cell>
              <table:table-cell office:value-type="float" office:value="0.00258256189037276">
                <text:p>0.00258256189037276</text:p>
                <draw:g>
                  <svg:desc>Sheet1.D2:Sheet1.D15</svg:desc>
                </draw:g>
              </table:table-cell>
              <table:table-cell office:value-type="float" office:value="0.00258256189037276">
                <text:p>0.00258256189037276</text:p>
                <draw:g>
                  <svg:desc>Sheet1.E2:Sheet1.E15</svg:desc>
                </draw:g>
              </table:table-cell>
              <table:table-cell office:value-type="float" office:value="0.00258256189037276">
                <text:p>0.00258256189037276</text:p>
                <draw:g>
                  <svg:desc>Sheet1.F2:Sheet1.F15</svg:desc>
                </draw:g>
              </table:table-cell>
              <table:table-cell office:value-type="float" office:value="0.00258256189037276">
                <text:p>0.00258256189037276</text:p>
                <draw:g>
                  <svg:desc>Sheet1.G2:Sheet1.G15</svg:desc>
                </draw:g>
              </table:table-cell>
              <table:table-cell office:value-type="float" office:value="0.00258256189037276">
                <text:p>0.00258256189037276</text:p>
                <draw:g>
                  <svg:desc>Sheet1.H2:Sheet1.H15</svg:desc>
                </draw:g>
              </table:table-cell>
              <table:table-cell office:value-type="float" office:value="0.00258256189037276">
                <text:p>0.00258256189037276</text:p>
                <draw:g>
                  <svg:desc>Sheet1.I2:Sheet1.I15</svg:desc>
                </draw:g>
              </table:table-cell>
              <table:table-cell office:value-type="float" office:value="0.00258256189037276">
                <text:p>0.00258256189037276</text:p>
                <draw:g>
                  <svg:desc>Sheet1.J2:Sheet1.J15</svg:desc>
                </draw:g>
              </table:table-cell>
              <table:table-cell office:value-type="float" office:value="0.00258256189037276">
                <text:p>0.00258256189037276</text:p>
                <draw:g>
                  <svg:desc>Sheet1.K2:Sheet1.K1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5969769413186">
                <text:p>0.45969769413186</text:p>
              </table:table-cell>
              <table:table-cell office:value-type="float" office:value="0.0403023058681398">
                <text:p>0.0403023058681398</text:p>
              </table:table-cell>
              <table:table-cell office:value-type="float" office:value="0.00905230586813977">
                <text:p>0.00905230586813977</text:p>
              </table:table-cell>
              <table:table-cell office:value-type="float" office:value="0.00905230586813977">
                <text:p>0.00905230586813977</text:p>
              </table:table-cell>
              <table:table-cell office:value-type="float" office:value="0.00905230586813977">
                <text:p>0.00905230586813977</text:p>
              </table:table-cell>
              <table:table-cell office:value-type="float" office:value="0.00905230586813977">
                <text:p>0.00905230586813977</text:p>
              </table:table-cell>
              <table:table-cell office:value-type="float" office:value="0.00905230586813977">
                <text:p>0.00905230586813977</text:p>
              </table:table-cell>
              <table:table-cell office:value-type="float" office:value="0.00905230586813977">
                <text:p>0.00905230586813977</text:p>
              </table:table-cell>
              <table:table-cell office:value-type="float" office:value="0.00905230586813977">
                <text:p>0.00905230586813977</text:p>
              </table:table-cell>
              <table:table-cell office:value-type="float" office:value="0.00905230586813977">
                <text:p>0.0090523058681397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929262798332297">
                <text:p>0.929262798332297</text:p>
              </table:table-cell>
              <table:table-cell office:value-type="float" office:value="0.195737201667703">
                <text:p>0.195737201667703</text:p>
              </table:table-cell>
              <table:table-cell office:value-type="float" office:value="0.00823720166770292">
                <text:p>0.00823720166770292</text:p>
              </table:table-cell>
              <table:table-cell office:value-type="float" office:value="0.0160497016677029">
                <text:p>0.0160497016677029</text:p>
              </table:table-cell>
              <table:table-cell office:value-type="float" office:value="0.0160497016677029">
                <text:p>0.0160497016677029</text:p>
              </table:table-cell>
              <table:table-cell office:value-type="float" office:value="0.0160497016677029">
                <text:p>0.0160497016677029</text:p>
              </table:table-cell>
              <table:table-cell office:value-type="float" office:value="0.0160497016677029">
                <text:p>0.0160497016677029</text:p>
              </table:table-cell>
              <table:table-cell office:value-type="float" office:value="0.0160497016677029">
                <text:p>0.0160497016677029</text:p>
              </table:table-cell>
              <table:table-cell office:value-type="float" office:value="0.0160497016677029">
                <text:p>0.0160497016677029</text:p>
              </table:table-cell>
              <table:table-cell office:value-type="float" office:value="0.0160497016677029">
                <text:p>0.01604970166770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41614683654714">
                <text:p>1.41614683654714</text:p>
              </table:table-cell>
              <table:table-cell office:value-type="float" office:value="0.583853163452858">
                <text:p>0.583853163452858</text:p>
              </table:table-cell>
              <table:table-cell office:value-type="float" office:value="0.0411468365471424">
                <text:p>0.0411468365471424</text:p>
              </table:table-cell>
              <table:table-cell office:value-type="float" office:value="0.0213531634528577">
                <text:p>0.0213531634528577</text:p>
              </table:table-cell>
              <table:table-cell office:value-type="float" office:value="0.0194000384528577">
                <text:p>0.0194000384528577</text:p>
              </table:table-cell>
              <table:table-cell office:value-type="float" office:value="0.0194000384528577">
                <text:p>0.0194000384528577</text:p>
              </table:table-cell>
              <table:table-cell office:value-type="float" office:value="0.0194000384528577">
                <text:p>0.0194000384528577</text:p>
              </table:table-cell>
              <table:table-cell office:value-type="float" office:value="0.0194000384528577">
                <text:p>0.0194000384528577</text:p>
              </table:table-cell>
              <table:table-cell office:value-type="float" office:value="0.0194000384528577">
                <text:p>0.0194000384528577</text:p>
              </table:table-cell>
              <table:table-cell office:value-type="float" office:value="0.0194000384528577">
                <text:p>0.019400038452857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.80114361554693">
                <text:p>1.80114361554693</text:p>
              </table:table-cell>
              <table:table-cell office:value-type="float" office:value="1.32385638445307">
                <text:p>1.32385638445307</text:p>
              </table:table-cell>
              <table:table-cell office:value-type="float" office:value="0.238643615546934">
                <text:p>0.238643615546934</text:p>
              </table:table-cell>
              <table:table-cell office:value-type="float" office:value="0.0347938844530664">
                <text:p>0.0347938844530664</text:p>
              </table:table-cell>
              <table:table-cell office:value-type="float" office:value="0.0152626344530664">
                <text:p>0.0152626344530664</text:p>
              </table:table-cell>
              <table:table-cell office:value-type="float" office:value="0.0157509157030664">
                <text:p>0.0157509157030664</text:p>
              </table:table-cell>
              <table:table-cell office:value-type="float" office:value="0.0157509157030664">
                <text:p>0.0157509157030664</text:p>
              </table:table-cell>
              <table:table-cell office:value-type="float" office:value="0.0157509157030664">
                <text:p>0.0157509157030664</text:p>
              </table:table-cell>
              <table:table-cell office:value-type="float" office:value="0.0157509157030664">
                <text:p>0.0157509157030664</text:p>
              </table:table-cell>
              <table:table-cell office:value-type="float" office:value="0.0157509157030664">
                <text:p>0.01575091570306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98999249660045">
                <text:p>1.98999249660045</text:p>
              </table:table-cell>
              <table:table-cell office:value-type="float" office:value="2.51000750339955">
                <text:p>2.51000750339955</text:p>
              </table:table-cell>
              <table:table-cell office:value-type="float" office:value="0.771242496600445">
                <text:p>0.771242496600445</text:p>
              </table:table-cell>
              <table:table-cell office:value-type="float" office:value="0.103757503399555">
                <text:p>0.103757503399555</text:p>
              </table:table-cell>
              <table:table-cell office:value-type="float" office:value="0.00171124660044542">
                <text:p>0.00171124660044542</text:p>
              </table:table-cell>
              <table:table-cell office:value-type="float" office:value="0.00414812839955459">
                <text:p>0.00414812839955459</text:p>
              </table:table-cell>
              <table:table-cell office:value-type="float" office:value="0.00402605808705459">
                <text:p>0.00402605808705459</text:p>
              </table:table-cell>
              <table:table-cell office:value-type="float" office:value="0.00402605808705459">
                <text:p>0.00402605808705459</text:p>
              </table:table-cell>
              <table:table-cell office:value-type="float" office:value="0.00402605808705459">
                <text:p>0.00402605808705459</text:p>
              </table:table-cell>
              <table:table-cell office:value-type="float" office:value="0.00402605808705459">
                <text:p>0.0040260580870545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.9364566872908">
                <text:p>1.9364566872908</text:p>
              </table:table-cell>
              <table:table-cell office:value-type="float" office:value="4.1885433127092">
                <text:p>4.1885433127092</text:p>
              </table:table-cell>
              <table:table-cell office:value-type="float" office:value="1.9364566872908">
                <text:p>1.9364566872908</text:p>
              </table:table-cell>
              <table:table-cell office:value-type="float" office:value="0.360418312709204">
                <text:p>0.360418312709204</text:p>
              </table:table-cell>
              <table:table-cell office:value-type="float" office:value="0.0497379372907965">
                <text:p>0.0497379372907965</text:p>
              </table:table-cell>
              <table:table-cell office:value-type="float" office:value="0.0121402810407965">
                <text:p>0.0121402810407965</text:p>
              </table:table-cell>
              <table:table-cell office:value-type="float" office:value="0.0138492654157965">
                <text:p>0.0138492654157965</text:p>
              </table:table-cell>
              <table:table-cell office:value-type="float" office:value="0.0138187478376715">
                <text:p>0.0138187478376715</text:p>
              </table:table-cell>
              <table:table-cell office:value-type="float" office:value="0.0138187478376715">
                <text:p>0.0138187478376715</text:p>
              </table:table-cell>
              <table:table-cell office:value-type="float" office:value="0.0138187478376715">
                <text:p>0.01381874783767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5364362086361">
                <text:p>1.65364362086361</text:p>
              </table:table-cell>
              <table:table-cell office:value-type="float" office:value="6.34635637913639">
                <text:p>6.34635637913639</text:p>
              </table:table-cell>
              <table:table-cell office:value-type="float" office:value="4.15364362086361">
                <text:p>4.15364362086361</text:p>
              </table:table-cell>
              <table:table-cell office:value-type="float" office:value="1.09635637913639">
                <text:p>1.09635637913639</text:p>
              </table:table-cell>
              <table:table-cell office:value-type="float" office:value="0.192706120863612">
                <text:p>0.192706120863612</text:p>
              </table:table-cell>
              <table:table-cell office:value-type="float" office:value="0.0208311208636118">
                <text:p>0.0208311208636118</text:p>
              </table:table-cell>
              <table:table-cell office:value-type="float" office:value="0.0335264333636118">
                <text:p>0.0335264333636118</text:p>
              </table:table-cell>
              <table:table-cell office:value-type="float" office:value="0.0330381521136118">
                <text:p>0.0330381521136118</text:p>
              </table:table-cell>
              <table:table-cell office:value-type="float" office:value="0.0330457815081431">
                <text:p>0.0330457815081431</text:p>
              </table:table-cell>
              <table:table-cell office:value-type="float" office:value="0.0330457815081431">
                <text:p>0.033045781508143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.21079579943078">
                <text:p>1.21079579943078</text:p>
              </table:table-cell>
              <table:table-cell office:value-type="float" office:value="8.91420420056922">
                <text:p>8.91420420056922</text:p>
              </table:table-cell>
              <table:table-cell office:value-type="float" office:value="7.96079579943078">
                <text:p>7.96079579943078</text:p>
              </table:table-cell>
              <table:table-cell office:value-type="float" office:value="2.86732920056922">
                <text:p>2.86732920056922</text:p>
              </table:table-cell>
              <table:table-cell office:value-type="float" office:value="0.61313954943078">
                <text:p>0.61313954943078</text:p>
              </table:table-cell>
              <table:table-cell office:value-type="float" office:value="0.0152784193192204">
                <text:p>0.0152784193192204</text:p>
              </table:table-cell>
              <table:table-cell office:value-type="float" office:value="0.0513719713057797">
                <text:p>0.0513719713057797</text:p>
              </table:table-cell>
              <table:table-cell office:value-type="float" office:value="0.0472520982589046">
                <text:p>0.0472520982589046</text:p>
              </table:table-cell>
              <table:table-cell office:value-type="float" office:value="0.0473894273604671">
                <text:p>0.0473894273604671</text:p>
              </table:table-cell>
              <table:table-cell office:value-type="float" office:value="0.0473875200118343">
                <text:p>0.04738752001183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16337814536774">
                <text:p>0.716337814536774</text:p>
              </table:table-cell>
              <table:table-cell office:value-type="float" office:value="11.7836621854632">
                <text:p>11.7836621854632</text:p>
              </table:table-cell>
              <table:table-cell office:value-type="float" office:value="13.9975878145368">
                <text:p>13.9975878145368</text:p>
              </table:table-cell>
              <table:table-cell office:value-type="float" office:value="6.62741218546323">
                <text:p>6.62741218546323</text:p>
              </table:table-cell>
              <table:table-cell office:value-type="float" office:value="1.75149406453677">
                <text:p>1.75149406453677</text:p>
              </table:table-cell>
              <table:table-cell office:value-type="float" office:value="0.203584060463226">
                <text:p>0.203584060463226</text:p>
              </table:table-cell>
              <table:table-cell office:value-type="float" office:value="0.0741259004742738">
                <text:p>0.0741259004742738</text:p>
              </table:table-cell>
              <table:table-cell office:value-type="float" office:value="0.0497118379742738">
                <text:p>0.0497118379742738</text:p>
              </table:table-cell>
              <table:table-cell office:value-type="float" office:value="0.0510088350445863">
                <text:p>0.0510088350445863</text:p>
              </table:table-cell>
              <table:table-cell office:value-type="float" office:value="0.0509706880719301">
                <text:p>0.0509706880719301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29133022570874">
                <text:p>0.29133022570874</text:p>
              </table:table-cell>
              <table:table-cell office:value-type="float" office:value="14.8336697742913">
                <text:p>14.8336697742913</text:p>
              </table:table-cell>
              <table:table-cell office:value-type="float" office:value="22.9788302257087">
                <text:p>22.9788302257087</text:p>
              </table:table-cell>
              <table:table-cell office:value-type="float" office:value="13.8883572742913">
                <text:p>13.8883572742913</text:p>
              </table:table-cell>
              <table:table-cell office:value-type="float" office:value="4.54523647570874">
                <text:p>4.54523647570874</text:p>
              </table:table-cell>
              <table:table-cell office:value-type="float" office:value="0.83122836804126">
                <text:p>0.83122836804126</text:p>
              </table:table-cell>
              <table:table-cell office:value-type="float" office:value="0.14631069445874">
                <text:p>0.14631069445874</text:p>
              </table:table-cell>
              <table:table-cell office:value-type="float" office:value="0.03217495227124">
                <text:p>0.03217495227124</text:p>
              </table:table-cell>
              <table:table-cell office:value-type="float" office:value="0.0407351329353025">
                <text:p>0.0407351329353025</text:p>
              </table:table-cell>
              <table:table-cell office:value-type="float" office:value="0.0403364970710447">
                <text:p>0.040336497071044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98297133496339">
                <text:p>0.0398297133496339</text:p>
              </table:table-cell>
              <table:table-cell office:value-type="float" office:value="17.9601702866504">
                <text:p>17.9601702866504</text:p>
              </table:table-cell>
              <table:table-cell office:value-type="float" office:value="35.6648297133496">
                <text:p>35.6648297133496</text:p>
              </table:table-cell>
              <table:table-cell office:value-type="float" office:value="26.8976702866504">
                <text:p>26.8976702866504</text:p>
              </table:table-cell>
              <table:table-cell office:value-type="float" office:value="10.8074078383496">
                <text:p>10.8074078383496</text:p>
              </table:table-cell>
              <table:table-cell office:value-type="float" office:value="2.59884216165037">
                <text:p>2.59884216165037</text:p>
              </table:table-cell>
              <table:table-cell office:value-type="float" office:value="0.422642213349634">
                <text:p>0.422642213349634</text:p>
              </table:table-cell>
              <table:table-cell office:value-type="float" office:value="0.0255999741503661">
                <text:p>0.0255999741503661</text:p>
              </table:table-cell>
              <table:table-cell office:value-type="float" office:value="0.0187573256543214">
                <text:p>0.0187573256543214</text:p>
              </table:table-cell>
              <table:table-cell office:value-type="float" office:value="0.0158581557324464">
                <text:p>0.0158581557324464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.0234123742719765">
                <text:p>0.0234123742719765</text:p>
              </table:table-cell>
              <table:table-cell office:value-type="float" office:value="21.101587625728">
                <text:p>21.101587625728</text:p>
              </table:table-cell>
              <table:table-cell office:value-type="float" office:value="52.835912374272">
                <text:p>52.835912374272</text:p>
              </table:table-cell>
              <table:table-cell office:value-type="float" office:value="48.828150125728">
                <text:p>48.828150125728</text:p>
              </table:table-cell>
              <table:table-cell office:value-type="float" office:value="23.789037374272">
                <text:p>23.789037374272</text:p>
              </table:table-cell>
              <table:table-cell office:value-type="float" office:value="7.07326731322802">
                <text:p>7.07326731322802</text:p>
              </table:table-cell>
              <table:table-cell office:value-type="float" office:value="1.34372487427198">
                <text:p>1.34372487427198</text:p>
              </table:table-cell>
              <table:table-cell office:value-type="float" office:value="0.193994852290524">
                <text:p>0.193994852290524</text:p>
              </table:table-cell>
              <table:table-cell office:value-type="float" office:value="0.00177988647021099">
                <text:p>0.00177988647021099</text:p>
              </table:table-cell>
              <table:table-cell office:value-type="float" office:value="0.018268915400875">
                <text:p>0.0182689154008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6097745656695">
                <text:p>0.246097745656695</text:p>
              </table:table-cell>
              <table:table-cell office:value-type="float" office:value="24.2539022543433">
                <text:p>24.2539022543433</text:p>
              </table:table-cell>
              <table:table-cell office:value-type="float" office:value="75.2773477456567">
                <text:p>75.2773477456567</text:p>
              </table:table-cell>
              <table:table-cell office:value-type="float" office:value="83.9726522543433">
                <text:p>83.9726522543433</text:p>
              </table:table-cell>
              <table:table-cell office:value-type="float" office:value="48.9726602456567">
                <text:p>48.9726602456567</text:p>
              </table:table-cell>
              <table:table-cell office:value-type="float" office:value="17.4999960043433">
                <text:p>17.4999960043433</text:p>
              </table:table-cell>
              <table:table-cell office:value-type="float" office:value="4.0280801675317">
                <text:p>4.0280801675317</text:p>
              </table:table-cell>
              <table:table-cell office:value-type="float" office:value="0.703365144968305">
                <text:p>0.703365144968305</text:p>
              </table:table-cell>
              <table:table-cell office:value-type="float" office:value="0.0211374185082579">
                <text:p>0.0211374185082579</text:p>
              </table:table-cell>
              <table:table-cell office:value-type="float" office:value="0.0569952108862733">
                <text:p>0.05699521088627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20" chart:maximum="2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star" chart:symbol-width="0.25cm" chart:symbol-height="0.25cm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713cm" svg:height="15.722cm" xlink:href=".." xlink:type="simple" chart:class="chart:line" chart:style-name="ch1">
        <chart:legend chart:legend-position="end" svg:x="24.708cm" svg:y="5.321cm" style:legend-expansion="high" chart:style-name="ch2"/>
        <chart:plot-area chart:style-name="ch3" table:cell-range-address="Sheet1.A2:Sheet1.K15" chart:data-source-has-labels="both" svg:x="1.162cm" svg:y="0.128cm" svg:width="21.246cm" svg:height="14.79cm">
          <chartooo:coordinate-region svg:x="1.889cm" svg:y="0.327cm" svg:width="20.425cm" svg:height="14.392cm"/>
          <chart:axis chart:dimension="x" chart:name="primary-x" chart:style-name="ch4" chartooo:axis-type="auto">
            <chartooo:date-scale/>
            <chart:categories table:cell-range-address="Sheet1.A2:Sheet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5" loext:label-string="1st" chart:class="chart:line">
            <chart:data-point chart:repeated="14"/>
          </chart:series>
          <chart:series chart:style-name="ch8" chart:values-cell-range-address="Sheet1.C2:Sheet1.C15" loext:label-string="2nd" chart:class="chart:line">
            <chart:data-point chart:repeated="14"/>
          </chart:series>
          <chart:series chart:style-name="ch9" chart:values-cell-range-address="Sheet1.D2:Sheet1.D15" loext:label-string="3rd" chart:class="chart:line">
            <chart:data-point chart:repeated="14"/>
          </chart:series>
          <chart:series chart:style-name="ch10" chart:values-cell-range-address="Sheet1.E2:Sheet1.E15" loext:label-string="4th" chart:class="chart:line">
            <chart:data-point chart:repeated="14"/>
          </chart:series>
          <chart:series chart:style-name="ch11" chart:values-cell-range-address="Sheet1.F2:Sheet1.F15" loext:label-string="5th" chart:class="chart:line">
            <chart:data-point chart:repeated="14"/>
          </chart:series>
          <chart:series chart:style-name="ch12" chart:values-cell-range-address="Sheet1.G2:Sheet1.G15" loext:label-string="6th" chart:class="chart:line">
            <chart:data-point chart:repeated="14"/>
          </chart:series>
          <chart:series chart:style-name="ch13" chart:values-cell-range-address="Sheet1.H2:Sheet1.H15" loext:label-string="7th" chart:class="chart:line">
            <chart:data-point chart:repeated="14"/>
          </chart:series>
          <chart:series chart:style-name="ch14" chart:values-cell-range-address="Sheet1.I2:Sheet1.I15" loext:label-string="8th" chart:class="chart:line">
            <chart:data-point chart:repeated="14"/>
          </chart:series>
          <chart:series chart:style-name="ch15" chart:values-cell-range-address="Sheet1.J2:Sheet1.J15" loext:label-string="9th" chart:class="chart:line">
            <chart:data-point chart:repeated="14"/>
          </chart:series>
          <chart:series chart:style-name="ch16" chart:values-cell-range-address="Sheet1.K2:Sheet1.K15" loext:label-string="10th" chart:class="chart:line">
            <chart:data-point chart:repeated="14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</text:p>
              </table:table-cell>
              <table:table-cell office:value-type="string">
                <text:p>2nd</text:p>
              </table:table-cell>
              <table:table-cell office:value-type="string">
                <text:p>3rd</text:p>
              </table:table-cell>
              <table:table-cell office:value-type="string">
                <text:p>4th</text:p>
              </table:table-cell>
              <table:table-cell office:value-type="string">
                <text:p>5th</text:p>
              </table:table-cell>
              <table:table-cell office:value-type="string">
                <text:p>6th</text:p>
              </table:table-cell>
              <table:table-cell office:value-type="string">
                <text:p>7th</text:p>
              </table:table-cell>
              <table:table-cell office:value-type="string">
                <text:p>8th</text:p>
              </table:table-cell>
              <table:table-cell office:value-type="string">
                <text:p>9th</text:p>
              </table:table-cell>
              <table:table-cell office:value-type="string">
                <text:p>10th</text:p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Sheet1.A2:Sheet1.A15</svg:desc>
                </draw:g>
              </table:table-cell>
              <table:table-cell office:value-type="float" office:value="0.122417438109627">
                <text:p>0.122417438109627</text:p>
                <draw:g>
                  <svg:desc>Sheet1.B2:Sheet1.B15</svg:desc>
                </draw:g>
              </table:table-cell>
              <table:table-cell office:value-type="float" office:value="0.00258256189037276">
                <text:p>0.00258256189037276</text:p>
                <draw:g>
                  <svg:desc>Sheet1.C2:Sheet1.C15</svg:desc>
                </draw:g>
              </table:table-cell>
              <table:table-cell office:value-type="float" office:value="0.00258256189037276">
                <text:p>0.00258256189037276</text:p>
                <draw:g>
                  <svg:desc>Sheet1.D2:Sheet1.D15</svg:desc>
                </draw:g>
              </table:table-cell>
              <table:table-cell office:value-type="float" office:value="0.00258256189037276">
                <text:p>0.00258256189037276</text:p>
                <draw:g>
                  <svg:desc>Sheet1.E2:Sheet1.E15</svg:desc>
                </draw:g>
              </table:table-cell>
              <table:table-cell office:value-type="float" office:value="0.00258256189037276">
                <text:p>0.00258256189037276</text:p>
                <draw:g>
                  <svg:desc>Sheet1.F2:Sheet1.F15</svg:desc>
                </draw:g>
              </table:table-cell>
              <table:table-cell office:value-type="float" office:value="0.00258256189037276">
                <text:p>0.00258256189037276</text:p>
                <draw:g>
                  <svg:desc>Sheet1.G2:Sheet1.G15</svg:desc>
                </draw:g>
              </table:table-cell>
              <table:table-cell office:value-type="float" office:value="0.00258256189037276">
                <text:p>0.00258256189037276</text:p>
                <draw:g>
                  <svg:desc>Sheet1.H2:Sheet1.H15</svg:desc>
                </draw:g>
              </table:table-cell>
              <table:table-cell office:value-type="float" office:value="0.00258256189037276">
                <text:p>0.00258256189037276</text:p>
                <draw:g>
                  <svg:desc>Sheet1.I2:Sheet1.I15</svg:desc>
                </draw:g>
              </table:table-cell>
              <table:table-cell office:value-type="float" office:value="0.00258256189037276">
                <text:p>0.00258256189037276</text:p>
                <draw:g>
                  <svg:desc>Sheet1.J2:Sheet1.J15</svg:desc>
                </draw:g>
              </table:table-cell>
              <table:table-cell office:value-type="float" office:value="0.00258256189037276">
                <text:p>0.00258256189037276</text:p>
                <draw:g>
                  <svg:desc>Sheet1.K2:Sheet1.K1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45969769413186">
                <text:p>0.45969769413186</text:p>
              </table:table-cell>
              <table:table-cell office:value-type="float" office:value="0.0403023058681398">
                <text:p>0.0403023058681398</text:p>
              </table:table-cell>
              <table:table-cell office:value-type="float" office:value="0.00905230586813977">
                <text:p>0.00905230586813977</text:p>
              </table:table-cell>
              <table:table-cell office:value-type="float" office:value="0.00905230586813977">
                <text:p>0.00905230586813977</text:p>
              </table:table-cell>
              <table:table-cell office:value-type="float" office:value="0.00905230586813977">
                <text:p>0.00905230586813977</text:p>
              </table:table-cell>
              <table:table-cell office:value-type="float" office:value="0.00905230586813977">
                <text:p>0.00905230586813977</text:p>
              </table:table-cell>
              <table:table-cell office:value-type="float" office:value="0.00905230586813977">
                <text:p>0.00905230586813977</text:p>
              </table:table-cell>
              <table:table-cell office:value-type="float" office:value="0.00905230586813977">
                <text:p>0.00905230586813977</text:p>
              </table:table-cell>
              <table:table-cell office:value-type="float" office:value="0.00905230586813977">
                <text:p>0.00905230586813977</text:p>
              </table:table-cell>
              <table:table-cell office:value-type="float" office:value="0.00905230586813977">
                <text:p>0.0090523058681397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.929262798332297">
                <text:p>0.929262798332297</text:p>
              </table:table-cell>
              <table:table-cell office:value-type="float" office:value="0.195737201667703">
                <text:p>0.195737201667703</text:p>
              </table:table-cell>
              <table:table-cell office:value-type="float" office:value="0.00823720166770292">
                <text:p>0.00823720166770292</text:p>
              </table:table-cell>
              <table:table-cell office:value-type="float" office:value="0.0160497016677029">
                <text:p>0.0160497016677029</text:p>
              </table:table-cell>
              <table:table-cell office:value-type="float" office:value="0.0160497016677029">
                <text:p>0.0160497016677029</text:p>
              </table:table-cell>
              <table:table-cell office:value-type="float" office:value="0.0160497016677029">
                <text:p>0.0160497016677029</text:p>
              </table:table-cell>
              <table:table-cell office:value-type="float" office:value="0.0160497016677029">
                <text:p>0.0160497016677029</text:p>
              </table:table-cell>
              <table:table-cell office:value-type="float" office:value="0.0160497016677029">
                <text:p>0.0160497016677029</text:p>
              </table:table-cell>
              <table:table-cell office:value-type="float" office:value="0.0160497016677029">
                <text:p>0.0160497016677029</text:p>
              </table:table-cell>
              <table:table-cell office:value-type="float" office:value="0.0160497016677029">
                <text:p>0.016049701667702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41614683654714">
                <text:p>1.41614683654714</text:p>
              </table:table-cell>
              <table:table-cell office:value-type="float" office:value="0.583853163452858">
                <text:p>0.583853163452858</text:p>
              </table:table-cell>
              <table:table-cell office:value-type="float" office:value="0.0411468365471424">
                <text:p>0.0411468365471424</text:p>
              </table:table-cell>
              <table:table-cell office:value-type="float" office:value="0.0213531634528577">
                <text:p>0.0213531634528577</text:p>
              </table:table-cell>
              <table:table-cell office:value-type="float" office:value="0.0194000384528577">
                <text:p>0.0194000384528577</text:p>
              </table:table-cell>
              <table:table-cell office:value-type="float" office:value="0.0194000384528577">
                <text:p>0.0194000384528577</text:p>
              </table:table-cell>
              <table:table-cell office:value-type="float" office:value="0.0194000384528577">
                <text:p>0.0194000384528577</text:p>
              </table:table-cell>
              <table:table-cell office:value-type="float" office:value="0.0194000384528577">
                <text:p>0.0194000384528577</text:p>
              </table:table-cell>
              <table:table-cell office:value-type="float" office:value="0.0194000384528577">
                <text:p>0.0194000384528577</text:p>
              </table:table-cell>
              <table:table-cell office:value-type="float" office:value="0.0194000384528577">
                <text:p>0.019400038452857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.80114361554693">
                <text:p>1.80114361554693</text:p>
              </table:table-cell>
              <table:table-cell office:value-type="float" office:value="1.32385638445307">
                <text:p>1.32385638445307</text:p>
              </table:table-cell>
              <table:table-cell office:value-type="float" office:value="0.238643615546934">
                <text:p>0.238643615546934</text:p>
              </table:table-cell>
              <table:table-cell office:value-type="float" office:value="0.0347938844530664">
                <text:p>0.0347938844530664</text:p>
              </table:table-cell>
              <table:table-cell office:value-type="float" office:value="0.0152626344530664">
                <text:p>0.0152626344530664</text:p>
              </table:table-cell>
              <table:table-cell office:value-type="float" office:value="0.0157509157030664">
                <text:p>0.0157509157030664</text:p>
              </table:table-cell>
              <table:table-cell office:value-type="float" office:value="0.0157509157030664">
                <text:p>0.0157509157030664</text:p>
              </table:table-cell>
              <table:table-cell office:value-type="float" office:value="0.0157509157030664">
                <text:p>0.0157509157030664</text:p>
              </table:table-cell>
              <table:table-cell office:value-type="float" office:value="0.0157509157030664">
                <text:p>0.0157509157030664</text:p>
              </table:table-cell>
              <table:table-cell office:value-type="float" office:value="0.0157509157030664">
                <text:p>0.015750915703066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98999249660045">
                <text:p>1.98999249660045</text:p>
              </table:table-cell>
              <table:table-cell office:value-type="float" office:value="2.51000750339955">
                <text:p>2.51000750339955</text:p>
              </table:table-cell>
              <table:table-cell office:value-type="float" office:value="0.771242496600445">
                <text:p>0.771242496600445</text:p>
              </table:table-cell>
              <table:table-cell office:value-type="float" office:value="0.103757503399555">
                <text:p>0.103757503399555</text:p>
              </table:table-cell>
              <table:table-cell office:value-type="float" office:value="0.00171124660044542">
                <text:p>0.00171124660044542</text:p>
              </table:table-cell>
              <table:table-cell office:value-type="float" office:value="0.00414812839955459">
                <text:p>0.00414812839955459</text:p>
              </table:table-cell>
              <table:table-cell office:value-type="float" office:value="0.00402605808705459">
                <text:p>0.00402605808705459</text:p>
              </table:table-cell>
              <table:table-cell office:value-type="float" office:value="0.00402605808705459">
                <text:p>0.00402605808705459</text:p>
              </table:table-cell>
              <table:table-cell office:value-type="float" office:value="0.00402605808705459">
                <text:p>0.00402605808705459</text:p>
              </table:table-cell>
              <table:table-cell office:value-type="float" office:value="0.00402605808705459">
                <text:p>0.0040260580870545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.9364566872908">
                <text:p>1.9364566872908</text:p>
              </table:table-cell>
              <table:table-cell office:value-type="float" office:value="4.1885433127092">
                <text:p>4.1885433127092</text:p>
              </table:table-cell>
              <table:table-cell office:value-type="float" office:value="1.9364566872908">
                <text:p>1.9364566872908</text:p>
              </table:table-cell>
              <table:table-cell office:value-type="float" office:value="0.360418312709204">
                <text:p>0.360418312709204</text:p>
              </table:table-cell>
              <table:table-cell office:value-type="float" office:value="0.0497379372907965">
                <text:p>0.0497379372907965</text:p>
              </table:table-cell>
              <table:table-cell office:value-type="float" office:value="0.0121402810407965">
                <text:p>0.0121402810407965</text:p>
              </table:table-cell>
              <table:table-cell office:value-type="float" office:value="0.0138492654157965">
                <text:p>0.0138492654157965</text:p>
              </table:table-cell>
              <table:table-cell office:value-type="float" office:value="0.0138187478376715">
                <text:p>0.0138187478376715</text:p>
              </table:table-cell>
              <table:table-cell office:value-type="float" office:value="0.0138187478376715">
                <text:p>0.0138187478376715</text:p>
              </table:table-cell>
              <table:table-cell office:value-type="float" office:value="0.0138187478376715">
                <text:p>0.013818747837671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5364362086361">
                <text:p>1.65364362086361</text:p>
              </table:table-cell>
              <table:table-cell office:value-type="float" office:value="6.34635637913639">
                <text:p>6.34635637913639</text:p>
              </table:table-cell>
              <table:table-cell office:value-type="float" office:value="4.15364362086361">
                <text:p>4.15364362086361</text:p>
              </table:table-cell>
              <table:table-cell office:value-type="float" office:value="1.09635637913639">
                <text:p>1.09635637913639</text:p>
              </table:table-cell>
              <table:table-cell office:value-type="float" office:value="0.192706120863612">
                <text:p>0.192706120863612</text:p>
              </table:table-cell>
              <table:table-cell office:value-type="float" office:value="0.0208311208636118">
                <text:p>0.0208311208636118</text:p>
              </table:table-cell>
              <table:table-cell office:value-type="float" office:value="0.0335264333636118">
                <text:p>0.0335264333636118</text:p>
              </table:table-cell>
              <table:table-cell office:value-type="float" office:value="0.0330381521136118">
                <text:p>0.0330381521136118</text:p>
              </table:table-cell>
              <table:table-cell office:value-type="float" office:value="0.0330457815081431">
                <text:p>0.0330457815081431</text:p>
              </table:table-cell>
              <table:table-cell office:value-type="float" office:value="0.0330457815081431">
                <text:p>0.0330457815081431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.21079579943078">
                <text:p>1.21079579943078</text:p>
              </table:table-cell>
              <table:table-cell office:value-type="float" office:value="8.91420420056922">
                <text:p>8.91420420056922</text:p>
              </table:table-cell>
              <table:table-cell office:value-type="float" office:value="7.96079579943078">
                <text:p>7.96079579943078</text:p>
              </table:table-cell>
              <table:table-cell office:value-type="float" office:value="2.86732920056922">
                <text:p>2.86732920056922</text:p>
              </table:table-cell>
              <table:table-cell office:value-type="float" office:value="0.61313954943078">
                <text:p>0.61313954943078</text:p>
              </table:table-cell>
              <table:table-cell office:value-type="float" office:value="0.0152784193192204">
                <text:p>0.0152784193192204</text:p>
              </table:table-cell>
              <table:table-cell office:value-type="float" office:value="0.0513719713057797">
                <text:p>0.0513719713057797</text:p>
              </table:table-cell>
              <table:table-cell office:value-type="float" office:value="0.0472520982589046">
                <text:p>0.0472520982589046</text:p>
              </table:table-cell>
              <table:table-cell office:value-type="float" office:value="0.0473894273604671">
                <text:p>0.0473894273604671</text:p>
              </table:table-cell>
              <table:table-cell office:value-type="float" office:value="0.0473875200118343">
                <text:p>0.047387520011834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716337814536774">
                <text:p>0.716337814536774</text:p>
              </table:table-cell>
              <table:table-cell office:value-type="float" office:value="11.7836621854632">
                <text:p>11.7836621854632</text:p>
              </table:table-cell>
              <table:table-cell office:value-type="float" office:value="13.9975878145368">
                <text:p>13.9975878145368</text:p>
              </table:table-cell>
              <table:table-cell office:value-type="float" office:value="6.62741218546323">
                <text:p>6.62741218546323</text:p>
              </table:table-cell>
              <table:table-cell office:value-type="float" office:value="1.75149406453677">
                <text:p>1.75149406453677</text:p>
              </table:table-cell>
              <table:table-cell office:value-type="float" office:value="0.203584060463226">
                <text:p>0.203584060463226</text:p>
              </table:table-cell>
              <table:table-cell office:value-type="float" office:value="0.0741259004742738">
                <text:p>0.0741259004742738</text:p>
              </table:table-cell>
              <table:table-cell office:value-type="float" office:value="0.0497118379742738">
                <text:p>0.0497118379742738</text:p>
              </table:table-cell>
              <table:table-cell office:value-type="float" office:value="0.0510088350445863">
                <text:p>0.0510088350445863</text:p>
              </table:table-cell>
              <table:table-cell office:value-type="float" office:value="0.0509706880719301">
                <text:p>0.0509706880719301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.29133022570874">
                <text:p>0.29133022570874</text:p>
              </table:table-cell>
              <table:table-cell office:value-type="float" office:value="14.8336697742913">
                <text:p>14.8336697742913</text:p>
              </table:table-cell>
              <table:table-cell office:value-type="float" office:value="22.9788302257087">
                <text:p>22.9788302257087</text:p>
              </table:table-cell>
              <table:table-cell office:value-type="float" office:value="13.8883572742913">
                <text:p>13.8883572742913</text:p>
              </table:table-cell>
              <table:table-cell office:value-type="float" office:value="4.54523647570874">
                <text:p>4.54523647570874</text:p>
              </table:table-cell>
              <table:table-cell office:value-type="float" office:value="0.83122836804126">
                <text:p>0.83122836804126</text:p>
              </table:table-cell>
              <table:table-cell office:value-type="float" office:value="0.14631069445874">
                <text:p>0.14631069445874</text:p>
              </table:table-cell>
              <table:table-cell office:value-type="float" office:value="0.03217495227124">
                <text:p>0.03217495227124</text:p>
              </table:table-cell>
              <table:table-cell office:value-type="float" office:value="0.0407351329353025">
                <text:p>0.0407351329353025</text:p>
              </table:table-cell>
              <table:table-cell office:value-type="float" office:value="0.0403364970710447">
                <text:p>0.040336497071044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398297133496339">
                <text:p>0.0398297133496339</text:p>
              </table:table-cell>
              <table:table-cell office:value-type="float" office:value="17.9601702866504">
                <text:p>17.9601702866504</text:p>
              </table:table-cell>
              <table:table-cell office:value-type="float" office:value="35.6648297133496">
                <text:p>35.6648297133496</text:p>
              </table:table-cell>
              <table:table-cell office:value-type="float" office:value="26.8976702866504">
                <text:p>26.8976702866504</text:p>
              </table:table-cell>
              <table:table-cell office:value-type="float" office:value="10.8074078383496">
                <text:p>10.8074078383496</text:p>
              </table:table-cell>
              <table:table-cell office:value-type="float" office:value="2.59884216165037">
                <text:p>2.59884216165037</text:p>
              </table:table-cell>
              <table:table-cell office:value-type="float" office:value="0.422642213349634">
                <text:p>0.422642213349634</text:p>
              </table:table-cell>
              <table:table-cell office:value-type="float" office:value="0.0255999741503661">
                <text:p>0.0255999741503661</text:p>
              </table:table-cell>
              <table:table-cell office:value-type="float" office:value="0.0187573256543214">
                <text:p>0.0187573256543214</text:p>
              </table:table-cell>
              <table:table-cell office:value-type="float" office:value="0.0158581557324464">
                <text:p>0.0158581557324464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.0234123742719765">
                <text:p>0.0234123742719765</text:p>
              </table:table-cell>
              <table:table-cell office:value-type="float" office:value="21.101587625728">
                <text:p>21.101587625728</text:p>
              </table:table-cell>
              <table:table-cell office:value-type="float" office:value="52.835912374272">
                <text:p>52.835912374272</text:p>
              </table:table-cell>
              <table:table-cell office:value-type="float" office:value="48.828150125728">
                <text:p>48.828150125728</text:p>
              </table:table-cell>
              <table:table-cell office:value-type="float" office:value="23.789037374272">
                <text:p>23.789037374272</text:p>
              </table:table-cell>
              <table:table-cell office:value-type="float" office:value="7.07326731322802">
                <text:p>7.07326731322802</text:p>
              </table:table-cell>
              <table:table-cell office:value-type="float" office:value="1.34372487427198">
                <text:p>1.34372487427198</text:p>
              </table:table-cell>
              <table:table-cell office:value-type="float" office:value="0.193994852290524">
                <text:p>0.193994852290524</text:p>
              </table:table-cell>
              <table:table-cell office:value-type="float" office:value="0.00177988647021099">
                <text:p>0.00177988647021099</text:p>
              </table:table-cell>
              <table:table-cell office:value-type="float" office:value="0.018268915400875">
                <text:p>0.0182689154008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6097745656695">
                <text:p>0.246097745656695</text:p>
              </table:table-cell>
              <table:table-cell office:value-type="float" office:value="24.2539022543433">
                <text:p>24.2539022543433</text:p>
              </table:table-cell>
              <table:table-cell office:value-type="float" office:value="75.2773477456567">
                <text:p>75.2773477456567</text:p>
              </table:table-cell>
              <table:table-cell office:value-type="float" office:value="83.9726522543433">
                <text:p>83.9726522543433</text:p>
              </table:table-cell>
              <table:table-cell office:value-type="float" office:value="48.9726602456567">
                <text:p>48.9726602456567</text:p>
              </table:table-cell>
              <table:table-cell office:value-type="float" office:value="17.4999960043433">
                <text:p>17.4999960043433</text:p>
              </table:table-cell>
              <table:table-cell office:value-type="float" office:value="4.0280801675317">
                <text:p>4.0280801675317</text:p>
              </table:table-cell>
              <table:table-cell office:value-type="float" office:value="0.703365144968305">
                <text:p>0.703365144968305</text:p>
              </table:table-cell>
              <table:table-cell office:value-type="float" office:value="0.0211374185082579">
                <text:p>0.0211374185082579</text:p>
              </table:table-cell>
              <table:table-cell office:value-type="float" office:value="0.0569952108862733">
                <text:p>0.05699521088627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